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82.8pt" fo:break-before="auto" style:use-optimal-row-height="true"/>
    </style:style>
    <style:style style:name="ro9" style:family="table-row">
      <style:table-row-properties style:row-height="38.0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 table:number-columns-repeated="2"/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the petaloid floral organs {$floral organ} have not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8]; &quot;} that is in the &quot;; [.E38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in which all of the petaloid floral organs {$floral organ} have completed {floral organ senescence}. Petaloid floral organs generally are the petals, sepal, or tepals, but may also be floral bracts or petaloid anthers {$anther}. <text:s/>For scoring phenology in grasses, petaloid floral organs can include {lemma}, {palea} or {glume}, even though a {glume} is not strictly a {floral organ}, because it encloses an {inflor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with at least one {non-senesced flower}. In the case of an {unopened flower head}, the non-senesced flower(s) might no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in which all flowers are unopened flowers {$unopened flower}. The unopened flowers might not ye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with at least one {open flower}.</text:p>
          </table:table-cell>
          <table:table-cell table:style-name="ce12" office:value-type="string" calcext:value-type="string">
            <text:p>'non-senesced flower head' AND 'has visible part' SOME 'open flower'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/>
          <table:table-cell table:style-name="ce8" office:value-type="string" calcext:value-type="string">
            <text:p>An {open flower head} with at least one {pollen-releasing flower}.</text:p>
          </table:table-cell>
          <table:table-cell table:style-name="ce12" office:value-type="string" calcext:value-type="string">
            <text:p>'open flower head' AND 'has visible part' SOME 'pollen-releasing flower'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on which there are no remaining non-senesced flowers {$non-senesced flower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office:value-type="string" calcext:value-type="string">
            <text:p>Class</text:p>
          </table:table-cell>
          <table:table-cell table:style-name="ce4" office:value-type="string" calcext:value-type="string">
            <text:p>PPO:0001053</text:p>
          </table:table-cell>
          <table:table-cell table:style-name="ce7" office:value-type="string" calcext:value-type="string">
            <text:p>portion of a plant</text:p>
          </table:table-cell>
          <table:table-cell table:style-name="ce4" office:value-type="string" calcext:value-type="string">
            <text:p>PO:'plant structure'</text:p>
          </table:table-cell>
          <table:table-cell table:style-name="ce4"/>
          <table:table-cell table:style-name="ce7" office:value-type="string" calcext:value-type="string">
            <text:p>A {PO:'plant structure'} that is not a whole organism\; i.e. a proper part of a {PO:'whole plant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952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10" table:number-rows-repeated="8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14:48.424946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1:36:32.311972765</dc:date>
    <dc:creator>Brian </dc:creator>
    <meta:editing-duration>P34DT17H38M54S</meta:editing-duration>
    <meta:editing-cycles>307</meta:editing-cycles>
    <meta:generator>LibreOffice/5.1.6.2$Linux_X86_64 LibreOffice_project/10m0$Build-2</meta:generator>
    <meta:document-statistic meta:table-count="1" meta:cell-count="330" meta:object-count="0"/>
    <meta:user-defined meta:name=""/>
  </office:meta>
</office:document-meta>
</file>